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1306in" fo:margin-left="0.4215in" fo:margin-top="0in" fo:margin-bottom="0in" table:align="left" style:writing-mode="lr-tb"/>
    </style:style>
    <style:style style:name="Table1.A" style:family="table-column">
      <style:table-column-properties style:column-width="2.6542in"/>
    </style:style>
    <style:style style:name="Table1.B" style:family="table-column">
      <style:table-column-properties style:column-width="3.476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" style:family="table">
      <style:table-properties style:width="6.1306in" fo:margin-left="0.4215in" fo:margin-top="0in" fo:margin-bottom="0in" table:align="left" style:writing-mode="lr-tb"/>
    </style:style>
    <style:style style:name="Table2.A" style:family="table-column">
      <style:table-column-properties style:column-width="2.6542in"/>
    </style:style>
    <style:style style:name="Table2.B" style:family="table-column">
      <style:table-column-properties style:column-width="3.47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" style:family="table">
      <style:table-properties style:width="6.1306in" fo:margin-left="0.4215in" fo:margin-top="0in" fo:margin-bottom="0in" table:align="left" style:writing-mode="lr-tb"/>
    </style:style>
    <style:style style:name="Table3.A" style:family="table-column">
      <style:table-column-properties style:column-width="2.6542in"/>
    </style:style>
    <style:style style:name="Table3.B" style:family="table-column">
      <style:table-column-properties style:column-width="3.476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4" style:family="table">
      <style:table-properties style:width="6.1306in" fo:margin-left="0.4215in" fo:margin-top="0in" fo:margin-bottom="0in" table:align="left" style:writing-mode="lr-tb"/>
    </style:style>
    <style:style style:name="Table4.A" style:family="table-column">
      <style:table-column-properties style:column-width="2.6542in"/>
    </style:style>
    <style:style style:name="Table4.B" style:family="table-column">
      <style:table-column-properties style:column-width="3.476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5" style:family="table">
      <style:table-properties style:width="6.1306in" fo:margin-left="0.4215in" fo:margin-top="0in" fo:margin-bottom="0in" table:align="left" style:writing-mode="lr-tb"/>
    </style:style>
    <style:style style:name="Table5.A" style:family="table-column">
      <style:table-column-properties style:column-width="2.6542in"/>
    </style:style>
    <style:style style:name="Table5.B" style:family="table-column">
      <style:table-column-properties style:column-width="3.476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6" style:family="table">
      <style:table-properties style:width="6.1306in" fo:margin-left="0.4215in" fo:margin-top="0in" fo:margin-bottom="0in" table:align="left" style:writing-mode="lr-tb"/>
    </style:style>
    <style:style style:name="Table6.A" style:family="table-column">
      <style:table-column-properties style:column-width="2.6542in"/>
    </style:style>
    <style:style style:name="Table6.B" style:family="table-column">
      <style:table-column-properties style:column-width="3.476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="0.5pt solid #000000"/>
    </style:style>
    <style:style style:name="P1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paragraph-rsid="0010d180"/>
    </style:style>
    <style:style style:name="P2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paragraph-rsid="00145b76"/>
    </style:style>
    <style:style style:name="P3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paragraph-rsid="00173518"/>
    </style:style>
    <style:style style:name="P4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paragraph-rsid="001ac341"/>
    </style:style>
    <style:style style:name="P5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paragraph-rsid="001b796b"/>
    </style:style>
    <style:style style:name="P6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language="es" fo:country="BO" officeooo:rsid="0010d180" officeooo:paragraph-rsid="0010d180"/>
    </style:style>
    <style:style style:name="P7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color="#000000" style:font-name="Arial1" fo:font-size="12pt" fo:language="es" fo:country="ES" officeooo:rsid="000fb422" officeooo:paragraph-rsid="0010d180" style:font-size-asian="12pt" style:font-name-complex="Arial2" style:font-size-complex="12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color="#000000" style:font-name="Arial1" fo:font-size="12pt" fo:language="es" fo:country="ES" officeooo:rsid="0012666e" officeooo:paragraph-rsid="0012666e" style:font-size-asian="12pt" style:font-name-complex="Arial2" style:font-size-complex="12pt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color="#000000" style:font-name="Arial1" fo:font-size="12pt" fo:language="es" fo:country="BO" officeooo:rsid="0010d180" officeooo:paragraph-rsid="0010d180" style:font-size-asian="12pt" style:font-name-complex="Arial2" style:font-size-complex="12pt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language="es" fo:country="MX" officeooo:rsid="000fb422" officeooo:paragraph-rsid="0010d180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rsid="0015b66f" officeooo:paragraph-rsid="0015b66f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officeooo:rsid="00173518" officeooo:paragraph-rsid="00173518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4pt" fo:font-weight="bold" officeooo:rsid="000d4312" officeooo:paragraph-rsid="000d4312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" fo:font-size="12pt" fo:font-weight="normal" officeooo:rsid="00035652" officeooo:paragraph-rsid="000d431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35652" officeooo:paragraph-rsid="0003565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4pt" fo:font-weight="bold" officeooo:rsid="00035652" officeooo:paragraph-rsid="0003565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fo:font-weight="normal" officeooo:rsid="00035652" officeooo:paragraph-rsid="00035652" style:font-size-asian="14pt" style:font-weight-asian="normal" style:font-size-complex="14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1.5in" fo:margin-right="0in" fo:text-align="justify" style:justify-single-word="false" fo:text-indent="0in" style:auto-text-indent="false" style:page-number="auto" fo:background-color="transparent"/>
      <style:text-properties style:font-name="Arial" fo:font-size="12pt" fo:font-weight="normal" officeooo:rsid="00035652" officeooo:paragraph-rsid="00035652" style:font-size-asian="10.5pt" style:font-weight-asian="normal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1.5in" fo:margin-right="0in" fo:text-align="justify" style:justify-single-word="false" fo:text-indent="0in" style:auto-text-indent="false" style:page-number="auto" fo:background-color="transparent"/>
      <style:text-properties style:font-name="Arial" fo:font-size="12pt" fo:font-weight="normal" officeooo:rsid="000b53a9" officeooo:paragraph-rsid="000b53a9" style:font-size-asian="10.5pt" style:font-weight-asian="normal" style:font-size-complex="12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1.5in" fo:margin-right="0in" fo:text-align="justify" style:justify-single-word="false" fo:text-indent="0in" style:auto-text-indent="false" style:page-number="auto" fo:background-color="transparent"/>
      <style:text-properties style:font-name="Arial" fo:font-size="12pt" fo:font-weight="normal" officeooo:rsid="000d4312" officeooo:paragraph-rsid="000d4312" style:font-size-asian="10.5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1.5in" fo:margin-right="0in" fo:text-align="justify" style:justify-single-word="false" fo:text-indent="0in" style:auto-text-indent="false" style:page-number="auto" fo:background-color="transparent"/>
      <style:text-properties style:font-name="Arial" fo:font-size="12pt" fo:font-weight="normal" officeooo:rsid="0009b353" officeooo:paragraph-rsid="00035652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1.5in" fo:margin-right="0in" fo:text-align="justify" style:justify-single-word="false" fo:text-indent="0in" style:auto-text-indent="false" fo:background-color="transparent"/>
      <style:text-properties style:font-name="Arial" fo:font-size="12pt" fo:font-weight="normal" officeooo:rsid="00035652" officeooo:paragraph-rsid="00035652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1.5in" fo:margin-right="0in" fo:text-align="justify" style:justify-single-word="false" fo:text-indent="0in" style:auto-text-indent="false" fo:background-color="transparent"/>
      <style:text-properties style:font-name="Arial" fo:font-size="12pt" fo:font-weight="normal" officeooo:rsid="000b53a9" officeooo:paragraph-rsid="000b53a9" style:font-size-asian="10.5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1.5in" fo:margin-right="0in" fo:text-align="justify" style:justify-single-word="false" fo:text-indent="0in" style:auto-text-indent="false" fo:background-color="transparent"/>
      <style:text-properties style:font-name="Arial" fo:font-size="12pt" fo:language="es" fo:country="MX" fo:font-weight="normal" officeooo:rsid="000b53a9" officeooo:paragraph-rsid="000b53a9" style:font-size-asian="10.5pt" style:font-weight-asian="normal" style:font-size-complex="12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1in" fo:margin-right="0in" fo:text-align="justify" style:justify-single-word="false" fo:text-indent="0in" style:auto-text-indent="false" style:page-number="auto" fo:background-color="transparent"/>
      <style:text-properties fo:font-weight="normal" officeooo:rsid="00035652" officeooo:paragraph-rsid="00035652" style:font-weight-asian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1in" fo:margin-right="0in" fo:text-align="justify" style:justify-single-word="false" fo:text-indent="0in" style:auto-text-indent="false" style:page-number="auto" fo:background-color="transparent"/>
      <style:text-properties style:font-name="Arial" fo:font-size="12pt" fo:font-weight="normal" officeooo:rsid="00035652" officeooo:paragraph-rsid="00035652" style:font-size-asian="10.5pt" style:font-weight-asian="normal" style:font-size-complex="12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1in" fo:margin-right="0in" fo:text-align="justify" style:justify-single-word="false" fo:text-indent="0in" style:auto-text-indent="false" style:page-number="auto" fo:background-color="transparent"/>
      <style:text-properties style:font-name="Arial" fo:font-size="14pt" fo:font-weight="normal" officeooo:rsid="00035652" officeooo:paragraph-rsid="00035652" style:font-size-asian="12.25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1in" fo:margin-right="0in" fo:text-align="justify" style:justify-single-word="false" fo:text-indent="0in" style:auto-text-indent="false" fo:background-color="transparent"/>
      <style:text-properties officeooo:paragraph-rsid="000d4312"/>
    </style:style>
    <style:style style:name="P29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Arial" fo:font-size="14pt" fo:font-weight="normal" officeooo:rsid="00035652" officeooo:paragraph-rsid="00035652" style:font-size-asian="14pt" style:font-weight-asian="normal" style:font-size-complex="14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style:font-name="Arial" fo:font-size="14pt" fo:font-weight="normal" officeooo:rsid="00035652" officeooo:paragraph-rsid="00035652" style:font-size-asian="12.25pt" style:font-weight-asian="normal" style:font-size-complex="14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/>
      <style:text-properties officeooo:rsid="000d4312" officeooo:paragraph-rsid="0010d180"/>
    </style:style>
    <style:style style:name="P32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officeooo:rsid="000d4312" officeooo:paragraph-rsid="0010d180"/>
    </style:style>
    <style:style style:name="P33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officeooo:rsid="0010d180" officeooo:paragraph-rsid="0010d180"/>
    </style:style>
    <style:style style:name="P34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Arial" fo:font-size="12pt" fo:font-weight="normal" officeooo:rsid="000e1ed5" officeooo:paragraph-rsid="0010d180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Arial" fo:font-size="12pt" fo:font-weight="normal" officeooo:rsid="0010d180" officeooo:paragraph-rsid="0010d180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Arial" fo:font-size="12pt" fo:font-weight="normal" officeooo:rsid="0010d180" officeooo:paragraph-rsid="00145b76" style:font-size-asian="10.5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Arial" fo:font-size="12pt" fo:font-weight="normal" officeooo:rsid="00145b76" officeooo:paragraph-rsid="00145b76" style:font-size-asian="10.5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Arial" fo:font-size="12pt" fo:font-weight="normal" officeooo:rsid="00145b76" officeooo:paragraph-rsid="00173518" style:font-size-asian="10.5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Arial" fo:font-size="12pt" fo:font-weight="normal" officeooo:rsid="00173518" officeooo:paragraph-rsid="00173518" style:font-size-asian="10.5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Arial" fo:font-size="12pt" fo:font-weight="normal" officeooo:rsid="00173518" officeooo:paragraph-rsid="001ac341" style:font-size-asian="10.5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officeooo:paragraph-rsid="001ac341"/>
    </style:style>
    <style:style style:name="P42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officeooo:paragraph-rsid="001b796b"/>
    </style:style>
    <style:style style:name="P43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officeooo:rsid="001b796b" officeooo:paragraph-rsid="001b796b"/>
    </style:style>
    <style:style style:name="P44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fo:color="#000000" style:font-name="Arial1" fo:font-size="12pt" fo:language="es" fo:country="BO" officeooo:rsid="00145b76" officeooo:paragraph-rsid="001b796b" style:font-size-asian="12pt" style:font-name-complex="Arial2" style:font-size-complex="12pt"/>
    </style:style>
    <style:style style:name="P45" style:family="paragraph" style:parent-style-name="Standard">
      <style:paragraph-properties fo:margin-top="0in" fo:margin-bottom="0in" loext:contextual-spacing="false" fo:line-height="100%"/>
      <style:text-properties fo:language="es" fo:country="MX" officeooo:paragraph-rsid="0010d180"/>
    </style:style>
    <style:style style:name="P46" style:family="paragraph" style:parent-style-name="Standard">
      <style:paragraph-properties fo:margin-top="0in" fo:margin-bottom="0in" loext:contextual-spacing="false" fo:line-height="100%"/>
      <style:text-properties officeooo:paragraph-rsid="0010d180"/>
    </style:style>
    <style:style style:name="P4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4938f"/>
    </style:style>
    <style:style style:name="P4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b796b"/>
    </style:style>
    <style:style style:name="P49" style:family="paragraph" style:parent-style-name="Standard">
      <style:paragraph-properties fo:margin-top="0in" fo:margin-bottom="0in" loext:contextual-spacing="false" fo:line-height="100%"/>
      <style:text-properties officeooo:paragraph-rsid="00145b76"/>
    </style:style>
    <style:style style:name="P50" style:family="paragraph" style:parent-style-name="Standard">
      <style:paragraph-properties fo:margin-top="0in" fo:margin-bottom="0in" loext:contextual-spacing="false" fo:line-height="100%"/>
      <style:text-properties officeooo:paragraph-rsid="00173518"/>
    </style:style>
    <style:style style:name="P51" style:family="paragraph" style:parent-style-name="Standard">
      <style:paragraph-properties fo:margin-top="0in" fo:margin-bottom="0in" loext:contextual-spacing="false" fo:line-height="100%"/>
      <style:text-properties officeooo:paragraph-rsid="001ac341"/>
    </style:style>
    <style:style style:name="P52" style:family="paragraph" style:parent-style-name="Standard">
      <style:paragraph-properties fo:margin-top="0in" fo:margin-bottom="0in" loext:contextual-spacing="false" fo:line-height="100%"/>
      <style:text-properties officeooo:paragraph-rsid="001b796b"/>
    </style:style>
    <style:style style:name="P53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ES" fo:font-weight="bold" officeooo:paragraph-rsid="0010d180" style:font-size-asian="12pt" style:font-weight-asian="bold" style:font-name-complex="Arial2" style:font-size-complex="12pt"/>
    </style:style>
    <style:style style:name="P54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ES" fo:font-weight="bold" officeooo:paragraph-rsid="00145b76" style:font-size-asian="12pt" style:font-weight-asian="bold" style:font-name-complex="Arial2" style:font-size-complex="12pt"/>
    </style:style>
    <style:style style:name="P55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ES" fo:font-weight="bold" officeooo:paragraph-rsid="00173518" style:font-size-asian="12pt" style:font-weight-asian="bold" style:font-name-complex="Arial2" style:font-size-complex="12pt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ES" fo:font-weight="bold" officeooo:paragraph-rsid="001ac341" style:font-size-asian="12pt" style:font-weight-asian="bold" style:font-name-complex="Arial2" style:font-size-complex="12pt"/>
    </style:style>
    <style:style style:name="P57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ES" fo:font-weight="bold" officeooo:paragraph-rsid="001b796b" style:font-size-asian="12pt" style:font-weight-asian="bold" style:font-name-complex="Arial2" style:font-size-complex="12pt"/>
    </style:style>
    <style:style style:name="P58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ES" officeooo:paragraph-rsid="0010d180" style:font-size-asian="12pt" style:font-name-complex="Arial2" style:font-size-complex="12pt"/>
    </style:style>
    <style:style style:name="P59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ES" officeooo:paragraph-rsid="00145b76" style:font-size-asian="12pt" style:font-name-complex="Arial2" style:font-size-complex="12pt"/>
    </style:style>
    <style:style style:name="P60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ES" officeooo:paragraph-rsid="00173518" style:font-size-asian="12pt" style:font-name-complex="Arial2" style:font-size-complex="12pt"/>
    </style:style>
    <style:style style:name="P61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ES" officeooo:paragraph-rsid="001ac341" style:font-size-asian="12pt" style:font-name-complex="Arial2" style:font-size-complex="12pt"/>
    </style:style>
    <style:style style:name="P62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ES" officeooo:paragraph-rsid="001b796b" style:font-size-asian="12pt" style:font-name-complex="Arial2" style:font-size-complex="12pt"/>
    </style:style>
    <style:style style:name="P63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ES" officeooo:rsid="000fb422" officeooo:paragraph-rsid="0010d180" style:font-size-asian="12pt" style:font-name-complex="Arial2" style:font-size-complex="12pt"/>
    </style:style>
    <style:style style:name="P64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BO" officeooo:rsid="0010d180" officeooo:paragraph-rsid="0010d180" style:font-size-asian="12pt" style:font-name-complex="Arial2" style:font-size-complex="12pt"/>
    </style:style>
    <style:style style:name="P65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BO" officeooo:rsid="00111f2f" officeooo:paragraph-rsid="00111f2f" style:font-size-asian="12pt" style:font-name-complex="Arial2" style:font-size-complex="12pt"/>
    </style:style>
    <style:style style:name="P66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BO" officeooo:rsid="0015b66f" officeooo:paragraph-rsid="0015b66f" style:font-size-asian="12pt" style:font-name-complex="Arial2" style:font-size-complex="12pt"/>
    </style:style>
    <style:style style:name="P6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2pt" fo:language="es" fo:country="BO" officeooo:rsid="0015b66f" officeooo:paragraph-rsid="0015b66f" style:font-size-asian="12pt" style:font-name-complex="Arial2" style:font-size-complex="12pt"/>
    </style:style>
    <style:style style:name="P68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BO" officeooo:rsid="0019a854" officeooo:paragraph-rsid="0019a854" style:font-size-asian="12pt" style:font-name-complex="Arial2" style:font-size-complex="12pt"/>
    </style:style>
    <style:style style:name="P6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2pt" fo:language="es" fo:country="BO" officeooo:rsid="0014938f" officeooo:paragraph-rsid="0014938f" style:font-size-asian="12pt" style:font-name-complex="Arial2" style:font-size-complex="12pt"/>
    </style:style>
    <style:style style:name="P70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BO" officeooo:rsid="00145b76" officeooo:paragraph-rsid="00145b76" style:font-size-asian="12pt" style:font-name-complex="Arial2" style:font-size-complex="12pt"/>
    </style:style>
    <style:style style:name="P7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2pt" fo:language="es" fo:country="BO" officeooo:rsid="00173518" officeooo:paragraph-rsid="00173518" style:font-size-asian="12pt" style:font-name-complex="Arial2" style:font-size-complex="12pt"/>
    </style:style>
    <style:style style:name="P72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BO" officeooo:rsid="001ac341" officeooo:paragraph-rsid="001ac341" style:font-size-asian="12pt" style:font-name-complex="Arial2" style:font-size-complex="12pt"/>
    </style:style>
    <style:style style:name="P73" style:family="paragraph" style:parent-style-name="Standard">
      <style:paragraph-properties fo:margin-top="0in" fo:margin-bottom="0in" loext:contextual-spacing="false" fo:line-height="100%"/>
      <style:text-properties officeooo:rsid="00173518" officeooo:paragraph-rsid="00173518"/>
    </style:style>
    <style:style style:name="P74" style:family="paragraph" style:parent-style-name="Standard">
      <style:paragraph-properties fo:margin-top="0in" fo:margin-bottom="0in" loext:contextual-spacing="false" fo:line-height="100%"/>
      <style:text-properties officeooo:rsid="001b796b" officeooo:paragraph-rsid="001b796b"/>
    </style:style>
    <style:style style:name="P75" style:family="paragraph" style:parent-style-name="List_20_Paragraph">
      <style:paragraph-properties fo:margin-left="0in" fo:margin-right="0in" fo:margin-top="0in" fo:margin-bottom="0in" loext:contextual-spacing="true" fo:line-height="100%" fo:text-indent="0in" style:auto-text-indent="false"/>
      <style:text-properties fo:color="#000000" style:font-name="Arial1" fo:font-size="12pt" fo:language="es" fo:country="BO" officeooo:rsid="001b796b" officeooo:paragraph-rsid="001b796b" style:font-size-asian="12pt" style:font-name-complex="Arial2" style:font-size-complex="12pt"/>
    </style:style>
    <style:style style:name="P7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12pt" fo:language="es" fo:country="BO" officeooo:rsid="001ac341" officeooo:paragraph-rsid="001ac341" style:font-size-asian="12pt" style:font-name-complex="Arial2" style:font-size-complex="12pt"/>
    </style:style>
    <style:style style:name="P77" style:family="paragraph" style:parent-style-name="Standard">
      <style:paragraph-properties fo:margin-top="0in" fo:margin-bottom="0in" loext:contextual-spacing="false" fo:line-height="100%"/>
      <style:text-properties fo:color="#000000" style:font-name="Arial1" fo:font-size="12pt" fo:language="es" fo:country="BO" officeooo:rsid="001b796b" officeooo:paragraph-rsid="001b796b" style:font-size-asian="12pt" style:font-name-complex="Arial2" style:font-size-complex="12pt"/>
    </style:style>
    <style:style style:name="P78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Arial" fo:font-size="12pt" fo:font-weight="normal" officeooo:rsid="001b796b" officeooo:paragraph-rsid="001b796b" style:font-size-asian="10.5pt" style:font-weight-asian="normal" style:font-size-complex="12pt" style:font-weight-complex="normal"/>
    </style:style>
    <style:style style:name="P79" style:family="paragraph" style:parent-style-name="Standard">
      <loext:graphic-properties draw:fill="none"/>
      <style:paragraph-properties fo:margin-left="0.5in" fo:margin-right="0in" fo:text-align="justify" style:justify-single-word="false" fo:text-indent="0in" style:auto-text-indent="false" fo:background-color="transparent"/>
      <style:text-properties style:font-name="Arial" fo:font-size="12pt" fo:font-weight="normal" officeooo:rsid="001b796b" officeooo:paragraph-rsid="001ac341" style:font-size-asian="10.5pt" style:font-weight-asian="normal" style:font-size-complex="12pt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0.5pt" style:font-size-complex="12pt"/>
    </style:style>
    <style:style style:name="T3" style:family="text">
      <style:text-properties style:font-name="Arial" fo:font-size="12pt" officeooo:rsid="0004f155" style:font-size-asian="10.5pt" style:font-size-complex="12pt"/>
    </style:style>
    <style:style style:name="T4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035652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04f155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0e1ed5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1ac341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1b796b" style:font-size-asian="10.5pt" style:font-weight-asian="normal" style:font-size-complex="12pt" style:font-weight-complex="normal"/>
    </style:style>
    <style:style style:name="T10" style:family="text">
      <style:text-properties style:font-name="Arial" officeooo:rsid="00035652"/>
    </style:style>
    <style:style style:name="T11" style:family="text">
      <style:text-properties style:font-name="Arial" officeooo:rsid="001d11df"/>
    </style:style>
    <style:style style:name="T12" style:family="text">
      <style:text-properties fo:language="es" fo:country="MX"/>
    </style:style>
    <style:style style:name="T13" style:family="text">
      <style:text-properties fo:language="es" fo:country="MX" officeooo:rsid="00069614"/>
    </style:style>
    <style:style style:name="T14" style:family="text">
      <style:text-properties officeooo:rsid="0009b353"/>
    </style:style>
    <style:style style:name="T15" style:family="text">
      <style:text-properties officeooo:rsid="000b53a9"/>
    </style:style>
    <style:style style:name="T16" style:family="text">
      <style:text-properties officeooo:rsid="000d4312"/>
    </style:style>
    <style:style style:name="T17" style:family="text">
      <style:text-properties fo:color="#000000" style:font-name="Arial1" fo:font-size="12pt" fo:language="es" fo:country="ES" style:font-size-asian="12pt" style:font-name-complex="Arial2" style:font-size-complex="12pt"/>
    </style:style>
    <style:style style:name="T18" style:family="text">
      <style:text-properties fo:color="#000000" style:font-name="Arial1" fo:font-size="12pt" fo:language="es" fo:country="ES" officeooo:rsid="000fb422" style:font-size-asian="12pt" style:font-name-complex="Arial2" style:font-size-complex="12pt"/>
    </style:style>
    <style:style style:name="T19" style:family="text">
      <style:text-properties fo:color="#000000" style:font-name="Arial1" fo:font-size="12pt" fo:language="es" fo:country="ES" officeooo:rsid="0014938f" style:font-size-asian="12pt" style:font-name-complex="Arial2" style:font-size-complex="12pt"/>
    </style:style>
    <style:style style:name="T20" style:family="text">
      <style:text-properties fo:color="#000000" style:font-name="Arial1" fo:font-size="12pt" fo:language="es" fo:country="BO" style:font-size-asian="12pt" style:font-name-complex="Arial2" style:font-size-complex="12pt"/>
    </style:style>
    <style:style style:name="T21" style:family="text">
      <style:text-properties fo:color="#000000" style:font-name="Arial1" fo:font-size="12pt" fo:language="es" fo:country="BO" officeooo:rsid="0010d180" style:font-size-asian="12pt" style:font-name-complex="Arial2" style:font-size-complex="12pt"/>
    </style:style>
    <style:style style:name="T22" style:family="text">
      <style:text-properties fo:color="#000000" style:font-name="Arial1" fo:font-size="12pt" fo:language="es" fo:country="BO" officeooo:rsid="000fb422" style:font-size-asian="12pt" style:font-name-complex="Arial2" style:font-size-complex="12pt"/>
    </style:style>
    <style:style style:name="T23" style:family="text">
      <style:text-properties fo:color="#000000" style:font-name="Arial1" fo:font-size="12pt" fo:language="es" fo:country="BO" officeooo:rsid="00111f2f" style:font-size-asian="12pt" style:font-name-complex="Arial2" style:font-size-complex="12pt"/>
    </style:style>
    <style:style style:name="T24" style:family="text">
      <style:text-properties fo:color="#000000" style:font-name="Arial1" fo:font-size="12pt" fo:language="es" fo:country="BO" officeooo:rsid="0012666e" style:font-size-asian="12pt" style:font-name-complex="Arial2" style:font-size-complex="12pt"/>
    </style:style>
    <style:style style:name="T25" style:family="text">
      <style:text-properties fo:color="#000000" style:font-name="Arial1" fo:font-size="12pt" fo:language="es" fo:country="BO" officeooo:rsid="00145b76" style:font-size-asian="12pt" style:font-name-complex="Arial2" style:font-size-complex="12pt"/>
    </style:style>
    <style:style style:name="T26" style:family="text">
      <style:text-properties fo:color="#000000" style:font-name="Arial1" fo:font-size="12pt" fo:language="es" fo:country="BO" officeooo:rsid="0014938f" style:font-size-asian="12pt" style:font-name-complex="Arial2" style:font-size-complex="12pt"/>
    </style:style>
    <style:style style:name="T27" style:family="text">
      <style:text-properties fo:color="#000000" style:font-name="Arial1" fo:font-size="12pt" fo:language="es" fo:country="BO" officeooo:rsid="0015b66f" style:font-size-asian="12pt" style:font-name-complex="Arial2" style:font-size-complex="12pt"/>
    </style:style>
    <style:style style:name="T28" style:family="text">
      <style:text-properties fo:color="#000000" style:font-name="Arial1" fo:font-size="12pt" fo:language="es" fo:country="BO" officeooo:rsid="00173518" style:font-size-asian="12pt" style:font-name-complex="Arial2" style:font-size-complex="12pt"/>
    </style:style>
    <style:style style:name="T29" style:family="text">
      <style:text-properties fo:color="#000000" style:font-name="Arial1" fo:font-size="12pt" fo:language="es" fo:country="BO" officeooo:rsid="0019a854" style:font-size-asian="12pt" style:font-name-complex="Arial2" style:font-size-complex="12pt"/>
    </style:style>
    <style:style style:name="T30" style:family="text">
      <style:text-properties fo:color="#000000" style:font-name="Arial1" fo:font-size="12pt" fo:language="es" fo:country="BO" officeooo:rsid="001ac341" style:font-size-asian="12pt" style:font-name-complex="Arial2" style:font-size-complex="12pt"/>
    </style:style>
    <style:style style:name="T31" style:family="text">
      <style:text-properties fo:color="#000000" style:font-name="Arial1" fo:font-size="12pt" fo:language="es" fo:country="BO" officeooo:rsid="001b796b" style:font-size-asian="12pt" style:font-name-complex="Arial2" style:font-size-complex="12pt"/>
    </style:style>
    <style:style style:name="T32" style:family="text">
      <style:text-properties fo:color="#000000" style:font-name="Arial1" fo:font-size="12pt" style:font-size-asian="12pt" style:font-name-complex="Arial2" style:font-size-complex="12pt"/>
    </style:style>
    <style:style style:name="T33" style:family="text">
      <style:text-properties fo:color="#000000" style:font-name="Arial1" fo:font-size="12pt" officeooo:rsid="00111f2f" style:font-size-asian="12pt" style:font-name-complex="Arial2" style:font-size-complex="12pt"/>
    </style:style>
    <style:style style:name="T34" style:family="text">
      <style:text-properties fo:color="#000000" style:font-name="Arial1" fo:font-size="12pt" officeooo:rsid="0012666e" style:font-size-asian="12pt" style:font-name-complex="Arial2" style:font-size-complex="12pt"/>
    </style:style>
    <style:style style:name="T35" style:family="text">
      <style:text-properties officeooo:rsid="0012666e"/>
    </style:style>
    <style:style style:name="T36" style:family="text">
      <style:text-properties officeooo:rsid="00145b76"/>
    </style:style>
    <style:style style:name="T37" style:family="text">
      <style:text-properties officeooo:rsid="00173518"/>
    </style:style>
    <style:style style:name="T38" style:family="text">
      <style:text-properties officeooo:rsid="001ac3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1. Requerimientos</text:p>
      <text:p text:style-name="P16"/>
      <text:p text:style-name="P29">1.1. Funcionales</text:p>
      <text:p text:style-name="P17"/>
      <text:p text:style-name="P25"><text:span text:style-name="T2">- Registrar nuevos usuarios </text:span><text:span text:style-name="T3">(nombre de usuario y contraseña)</text:span><text:span text:style-name="T2">.</text:span></text:p>
      <text:p text:style-name="P21">Cuando un nuevo usuario quiera entrar a jugar, se le pedirá registrarse con un nombre de usuario (que debe ser único por jugador) y una contraseña.</text:p>
      <text:p text:style-name="P22"/>
      <text:p text:style-name="P26">- Restringir acceso a usuarios ya registrados.</text:p>
      <text:p text:style-name="P18"><text:span text:style-name="T16">Para c</text:span><text:span text:style-name="T14">onectarse al servidor, se debe realizar un inicio de sesión <text:s/>con las credenciales correctas (nombre de usuario y contraseña).</text:span></text:p>
      <text:p text:style-name="P22"/>
      <text:p text:style-name="P26">- Mostrar usuarios conectados.</text:p>
      <text:p text:style-name="P18"><text:span text:style-name="T15">Mostrar</text:span><text:span text:style-name="T14"> una lista de los usuarios que están conectados así como también información sobre el estado actual de cada uno (jugando o libre para jugar).</text:span></text:p>
      <text:p text:style-name="P22"/>
      <text:p text:style-name="P26">- Invitar a otro usuario para iniciar una partida.</text:p>
      <text:p text:style-name="P18"><text:span text:style-name="T15">De la lista de usuarios conectados se</text:span><text:span text:style-name="T14"> </text:span><text:span text:style-name="T15">puede</text:span><text:span text:style-name="T14"> enviar una solicitud para iniciar una partida con </text:span><text:span text:style-name="T15">otro</text:span><text:span text:style-name="T14"> </text:span><text:span text:style-name="T15">algún </text:span><text:span text:style-name="T14">usuario que esté libre para jugar.</text:span></text:p>
      <text:p text:style-name="P22"/>
      <text:p text:style-name="P26">- <text:span text:style-name="T13">Iniciar una partida aleatoria.</text:span></text:p>
      <text:p text:style-name="P19"><text:span text:style-name="T13">P</text:span><text:span text:style-name="T12">ara iniciar una partida con cualquier usuario aleatorio.</text:span></text:p>
      <text:p text:style-name="P24"/>
      <text:p text:style-name="P26">- Aceptar y rechazar invitaciones a partidas.</text:p>
      <text:p text:style-name="P19">Se admite recibir un máximo de 5 invitaciones a partidas, al aceptar alguna invitación se iniciará automáticamente una partida; caso contrario se eliminará la invitación.</text:p>
      <text:p text:style-name="P23"/>
      <text:p text:style-name="P26">- Abandonar una partida.</text:p>
      <text:p text:style-name="P19"><text:span text:style-name="T16">Se </text:span>puede abandonar <text:span text:style-name="T16">la partida sin haber sido terminada (el ganador será el usuario oponente).</text:span></text:p>
      <text:p text:style-name="P23"/>
      <text:p text:style-name="P26">- Volver a jugar con el mismo usuario al finalizar una partida.</text:p>
      <text:p text:style-name="P20">Al finalizar la partida dar la opción de volver a jugar con el mismo usuario si este sigue dentro de la partida.</text:p>
      <text:p text:style-name="P15"/>
      <text:p text:style-name="P15"/>
      <text:p text:style-name="P30">1.2. No funcionales</text:p>
      <text:p text:style-name="P27"/>
      <text:p text:style-name="P28"><text:span text:style-name="T5">- Soportado para </text:span><text:span text:style-name="T6">el </text:span><text:span text:style-name="T5">Sistema Operativo Android </text:span><text:span text:style-name="T6">(v6.0 en adelante)</text:span><text:span text:style-name="T5">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<text:span text:style-name="T1">2. </text:span><text:span text:style-name="T10">D</text:span><text:span text:style-name="T1">escripción de los </text:span><text:span text:style-name="T11">3 </text:span><text:span text:style-name="T1">casos de uso </text:span><text:span text:style-name="T11">más importantes</text:span></text:p>
      <text:p text:style-name="P15"/>
      <text:p text:style-name="P31"><text:span text:style-name="T5">C</text:span><text:span text:style-name="T4">U1 </text:span><text:span text:style-name="T7">Iniciar sesión</text:span></text:p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3">Caso de Uso</text:p>
          </table:table-cell>
          <table:table-cell table:style-name="Table1.A1" office:value-type="string">
            <text:p text:style-name="P45"><text:span text:style-name="T18">CU1 </text:span><text:span text:style-name="T17">Iniciar </text:span><text:span text:style-name="T20">Sesi</text:span><text:span text:style-name="T26">ó</text:span><text:span text:style-name="T20">n</text:span></text:p>
          </table:table-cell>
        </table:table-row>
        <table:table-row table:style-name="Table1.1">
          <table:table-cell table:style-name="Table1.A1" office:value-type="string">
            <text:p text:style-name="P53">Propósito</text:p>
          </table:table-cell>
          <table:table-cell table:style-name="Table1.A1" office:value-type="string">
            <text:p text:style-name="P46"><text:span text:style-name="T17">Identificar al usuario</text:span><text:span text:style-name="T20"> </text:span><text:span text:style-name="T21">cuando se conecta</text:span><text:span text:style-name="T22"> </text:span><text:span text:style-name="T18">al servidor.</text:span></text:p>
          </table:table-cell>
        </table:table-row>
        <table:table-row table:style-name="Table1.1">
          <table:table-cell table:style-name="Table1.A1" office:value-type="string">
            <text:p text:style-name="P53">Resumen</text:p>
          </table:table-cell>
          <table:table-cell table:style-name="Table1.A1" office:value-type="string">
            <text:p text:style-name="P69">Al abrir la aplicación móvil se solicitarán las credenciales de acceso (nombre de usuario y contraseña), se enviarán al servidor para su validación y finalmente se establecerá la conexión al servidor.</text:p>
          </table:table-cell>
        </table:table-row>
        <table:table-row table:style-name="Table1.1">
          <table:table-cell table:style-name="Table1.A1" office:value-type="string">
            <text:p text:style-name="P53">Actores</text:p>
          </table:table-cell>
          <table:table-cell table:style-name="Table1.A1" office:value-type="string">
            <text:p text:style-name="P45"><text:span text:style-name="T17">Usuario </text:span><text:span text:style-name="T18">y Servidor</text:span></text:p>
          </table:table-cell>
        </table:table-row>
        <table:table-row table:style-name="Table1.1">
          <table:table-cell table:style-name="Table1.A1" office:value-type="string">
            <text:p text:style-name="P53">Actor Iniciador</text:p>
          </table:table-cell>
          <table:table-cell table:style-name="Table1.A1" office:value-type="string">
            <text:p text:style-name="P58">Usuario</text:p>
          </table:table-cell>
        </table:table-row>
        <table:table-row table:style-name="Table1.1">
          <table:table-cell table:style-name="Table1.A1" office:value-type="string">
            <text:p text:style-name="P53">Pre-condición</text:p>
          </table:table-cell>
          <table:table-cell table:style-name="Table1.A1" office:value-type="string">
            <text:p text:style-name="P63">El usuario debe estar registrado.</text:p>
          </table:table-cell>
        </table:table-row>
        <table:table-row table:style-name="Table1.1">
          <table:table-cell table:style-name="Table1.A1" office:value-type="string">
            <text:p text:style-name="P53">Proceso</text:p>
          </table:table-cell>
          <table:table-cell table:style-name="Table1.A1" office:value-type="string">
            <text:p text:style-name="P7">1. Ingresar nombre de usuario y contraseña.</text:p>
            <text:p text:style-name="P8">2. Enviar los datos al servidor.</text:p>
            <text:p text:style-name="P9"><text:span text:style-name="T35">3</text:span>. El servidor valida las credenciales.</text:p>
            <text:p text:style-name="P1"><text:span text:style-name="T24">4</text:span><text:span text:style-name="T18">. </text:span><text:span text:style-name="T27">Establecer c</text:span><text:span text:style-name="T21">onexión </text:span><text:span text:style-name="T27">con el</text:span><text:span text:style-name="T21"> servidor.</text:span></text:p>
          </table:table-cell>
        </table:table-row>
        <table:table-row table:style-name="Table1.1">
          <table:table-cell table:style-name="Table1.A1" office:value-type="string">
            <text:p text:style-name="P53">Post-condición</text:p>
          </table:table-cell>
          <table:table-cell table:style-name="Table1.A1" office:value-type="string">
            <text:p text:style-name="P58">Ninguno</text:p>
          </table:table-cell>
        </table:table-row>
        <table:table-row table:style-name="Table1.1">
          <table:table-cell table:style-name="Table1.A1" office:value-type="string">
            <text:p text:style-name="P53">Excepción</text:p>
          </table:table-cell>
          <table:table-cell table:style-name="Table1.A1" office:value-type="string">
            <text:p text:style-name="P64"><text:span text:style-name="T35">3</text:span>. Credenciales incorrectos, no se establece la conexión al servidor.</text:p>
          </table:table-cell>
        </table:table-row>
      </table:table>
      <text:p text:style-name="P34"/>
      <text:p text:style-name="P34"/>
      <text:p text:style-name="P34"/>
      <text:p text:style-name="P33"><text:span text:style-name="T7">C</text:span><text:span text:style-name="T4">U2 Registrar nuevo usuario</text:span></text:p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3">Caso de Uso</text:p>
          </table:table-cell>
          <table:table-cell table:style-name="Table2.A1" office:value-type="string">
            <text:p text:style-name="P46"><text:span text:style-name="T18">CU</text:span><text:span text:style-name="T21">2</text:span><text:span text:style-name="T18"> </text:span><text:span text:style-name="T21">Registrar nuevo usuario</text:span></text:p>
          </table:table-cell>
        </table:table-row>
        <table:table-row table:style-name="Table2.1">
          <table:table-cell table:style-name="Table2.A1" office:value-type="string">
            <text:p text:style-name="P53">Propósito</text:p>
          </table:table-cell>
          <table:table-cell table:style-name="Table2.A1" office:value-type="string">
            <text:p text:style-name="P46"><text:span text:style-name="T25">Almacenar a un </text:span><text:span text:style-name="T26">nuevo </text:span><text:span text:style-name="T25">usuario</text:span><text:span text:style-name="T18">.</text:span></text:p>
          </table:table-cell>
        </table:table-row>
        <table:table-row table:style-name="Table2.1">
          <table:table-cell table:style-name="Table2.A1" office:value-type="string">
            <text:p text:style-name="P53">Resumen</text:p>
          </table:table-cell>
          <table:table-cell table:style-name="Table2.A1" office:value-type="string">
            <text:p text:style-name="P47"><text:span text:style-name="T26">Si el usuario no tiene las credenciales de acceso se le dará la opción para registrarse creándose un nombre de usuario y contraseña. Luego</text:span><text:span text:style-name="T19"> se enviarán</text:span><text:span text:style-name="T26"> las nuevas credenciales </text:span><text:span text:style-name="T19">al servidor para su validación y posterior conexión al servidor.</text:span></text:p>
          </table:table-cell>
        </table:table-row>
        <table:table-row table:style-name="Table2.1">
          <table:table-cell table:style-name="Table2.A1" office:value-type="string">
            <text:p text:style-name="P53">Actores</text:p>
          </table:table-cell>
          <table:table-cell table:style-name="Table2.A1" office:value-type="string">
            <text:p text:style-name="P45"><text:span text:style-name="T17">Usuario </text:span><text:span text:style-name="T18">y Servidor</text:span></text:p>
          </table:table-cell>
        </table:table-row>
        <table:table-row table:style-name="Table2.1">
          <table:table-cell table:style-name="Table2.A1" office:value-type="string">
            <text:p text:style-name="P53">Actor Iniciador</text:p>
          </table:table-cell>
          <table:table-cell table:style-name="Table2.A1" office:value-type="string">
            <text:p text:style-name="P58">Usuario</text:p>
          </table:table-cell>
        </table:table-row>
        <table:table-row table:style-name="Table2.1">
          <table:table-cell table:style-name="Table2.A1" office:value-type="string">
            <text:p text:style-name="P53">Pre-condición</text:p>
          </table:table-cell>
          <table:table-cell table:style-name="Table2.A1" office:value-type="string">
            <text:p text:style-name="P65">Ninguna</text:p>
          </table:table-cell>
        </table:table-row>
        <table:table-row table:style-name="Table2.1">
          <table:table-cell table:style-name="Table2.A1" office:value-type="string">
            <text:p text:style-name="P53">Proceso</text:p>
          </table:table-cell>
          <table:table-cell table:style-name="Table2.A1" office:value-type="string">
            <text:p text:style-name="P10"><text:span text:style-name="T17">1. Ingresar </text:span><text:span text:style-name="T23">nuevo </text:span><text:span text:style-name="T17">nombre de usuario y contraseña.</text:span></text:p>
            <text:p text:style-name="P8">2. Enviar los datos al servidor.</text:p>
            <text:p text:style-name="P6"><text:span text:style-name="T34">3</text:span><text:span text:style-name="T32">. El servidor valida l</text:span><text:span text:style-name="T33">os datos</text:span><text:span text:style-name="T32">.</text:span></text:p>
            <text:p text:style-name="P1"><text:span text:style-name="T24">4</text:span><text:span text:style-name="T18">. </text:span><text:span text:style-name="T27">Establecer conexión con el servidor</text:span><text:span text:style-name="T21">.</text:span></text:p>
          </table:table-cell>
        </table:table-row>
        <table:table-row table:style-name="Table2.1">
          <table:table-cell table:style-name="Table2.A1" office:value-type="string">
            <text:p text:style-name="P53">Post-condición</text:p>
          </table:table-cell>
          <table:table-cell table:style-name="Table2.A1" office:value-type="string">
            <text:p text:style-name="P58">Ninguno</text:p>
          </table:table-cell>
        </table:table-row>
        <table:table-row table:style-name="Table2.1">
          <table:table-cell table:style-name="Table2.A1" office:value-type="string">
            <text:p text:style-name="P53">Excepción</text:p>
          </table:table-cell>
          <table:table-cell table:style-name="Table2.A1" office:value-type="string">
            <text:p text:style-name="P46"><text:span text:style-name="T24">3</text:span><text:span text:style-name="T21">. </text:span><text:span text:style-name="T23">Nombre de usuario ya ha sido registrado</text:span><text:span text:style-name="T21">, no se establece la conexión al servidor.</text:span></text:p>
          </table:table-cell>
        </table:table-row>
      </table:table>
      <text:p text:style-name="P33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>CU3 <text:span text:style-name="T36">Invitar a partida</text:span></text:p>
      <text:p text:style-name="P3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4">Caso de Uso</text:p>
          </table:table-cell>
          <table:table-cell table:style-name="Table3.A1" office:value-type="string">
            <text:p text:style-name="P49"><text:span text:style-name="T18">CU</text:span><text:span text:style-name="T25">3</text:span><text:span text:style-name="T18"> </text:span><text:span text:style-name="T25">Invitar a partida</text:span></text:p>
          </table:table-cell>
        </table:table-row>
        <table:table-row table:style-name="Table3.1">
          <table:table-cell table:style-name="Table3.A1" office:value-type="string">
            <text:p text:style-name="P54">Propósito</text:p>
          </table:table-cell>
          <table:table-cell table:style-name="Table3.A1" office:value-type="string">
            <text:p text:style-name="P70">Iniciar una partida con un oponente elegido por el usuario.</text:p>
          </table:table-cell>
        </table:table-row>
        <table:table-row table:style-name="Table3.1">
          <table:table-cell table:style-name="Table3.A1" office:value-type="string">
            <text:p text:style-name="P54">Resumen</text:p>
          </table:table-cell>
          <table:table-cell table:style-name="Table3.A1" office:value-type="string">
            <text:p text:style-name="P67">De la lista de usuarios conectados se seleccionará uno para enviarle una solicitud de inicio de partida. </text:p>
          </table:table-cell>
        </table:table-row>
        <table:table-row table:style-name="Table3.1">
          <table:table-cell table:style-name="Table3.A1" office:value-type="string">
            <text:p text:style-name="P54">Actores</text:p>
          </table:table-cell>
          <table:table-cell table:style-name="Table3.A1" office:value-type="string">
            <text:p text:style-name="P59">Usuario</text:p>
          </table:table-cell>
        </table:table-row>
        <table:table-row table:style-name="Table3.1">
          <table:table-cell table:style-name="Table3.A1" office:value-type="string">
            <text:p text:style-name="P54">Actor Iniciador</text:p>
          </table:table-cell>
          <table:table-cell table:style-name="Table3.A1" office:value-type="string">
            <text:p text:style-name="P59">Usuario</text:p>
          </table:table-cell>
        </table:table-row>
        <table:table-row table:style-name="Table3.1">
          <table:table-cell table:style-name="Table3.A1" office:value-type="string">
            <text:p text:style-name="P54">Pre-condición</text:p>
          </table:table-cell>
          <table:table-cell table:style-name="Table3.A1" office:value-type="string">
            <text:p text:style-name="P66">El oponente debe estar libre para jugar.</text:p>
          </table:table-cell>
        </table:table-row>
        <table:table-row table:style-name="Table3.1">
          <table:table-cell table:style-name="Table3.A1" office:value-type="string">
            <text:p text:style-name="P54">Proceso</text:p>
          </table:table-cell>
          <table:table-cell table:style-name="Table3.A1" office:value-type="string">
            <text:p text:style-name="P2"><text:span text:style-name="T18">1. </text:span><text:span text:style-name="T27">Seleccionar un oponente de la lista de usuarios conectados.</text:span></text:p>
            <text:p text:style-name="P11"><text:span text:style-name="T20">2. </text:span><text:span text:style-name="T28">Enviar invitación para iniciar la partida.</text:span></text:p>
            <text:p text:style-name="P12"><text:span text:style-name="T28">3. </text:span><text:span text:style-name="T20">Esperar respuesta.</text:span></text:p>
          </table:table-cell>
        </table:table-row>
        <table:table-row table:style-name="Table3.1">
          <table:table-cell table:style-name="Table3.A1" office:value-type="string">
            <text:p text:style-name="P54">Post-condición</text:p>
          </table:table-cell>
          <table:table-cell table:style-name="Table3.A1" office:value-type="string">
            <text:p text:style-name="P59">Ninguno</text:p>
          </table:table-cell>
        </table:table-row>
        <table:table-row table:style-name="Table3.1">
          <table:table-cell table:style-name="Table3.A1" office:value-type="string">
            <text:p text:style-name="P54">Excepción</text:p>
          </table:table-cell>
          <table:table-cell table:style-name="Table3.A1" office:value-type="string">
            <text:p text:style-name="P73"><text:span text:style-name="T24">N</text:span><text:span text:style-name="T20">inguno</text:span></text:p>
          </table:table-cell>
        </table:table-row>
      </table:table>
      <text:p text:style-name="P36"/>
      <text:p text:style-name="P35"/>
      <text:p text:style-name="P35"/>
      <text:p text:style-name="P37">CU4 <text:span text:style-name="T37">Unirse a partida aleatoria</text:span></text:p>
      <text:p text:style-name="P3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5">Caso de Uso</text:p>
          </table:table-cell>
          <table:table-cell table:style-name="Table4.A1" office:value-type="string">
            <text:p text:style-name="P50"><text:span text:style-name="T18">CU</text:span><text:span text:style-name="T28">4</text:span><text:span text:style-name="T18"> </text:span><text:span text:style-name="T28">Unirse a partida aleatoria.</text:span></text:p>
          </table:table-cell>
        </table:table-row>
        <table:table-row table:style-name="Table4.1">
          <table:table-cell table:style-name="Table4.A1" office:value-type="string">
            <text:p text:style-name="P55">Propósito</text:p>
          </table:table-cell>
          <table:table-cell table:style-name="Table4.A1" office:value-type="string">
            <text:p text:style-name="P50"><text:span text:style-name="T25">Iniciar una partida con un oponente </text:span><text:span text:style-name="T28">aleatorio</text:span><text:span text:style-name="T25">.</text:span></text:p>
          </table:table-cell>
        </table:table-row>
        <table:table-row table:style-name="Table4.1">
          <table:table-cell table:style-name="Table4.A1" office:value-type="string">
            <text:p text:style-name="P55">Resumen</text:p>
          </table:table-cell>
          <table:table-cell table:style-name="Table4.A1" office:value-type="string">
            <text:p text:style-name="P71">Se iniciará una partida aleatoria entre dos usuarios aleatorios.</text:p>
          </table:table-cell>
        </table:table-row>
        <table:table-row table:style-name="Table4.1">
          <table:table-cell table:style-name="Table4.A1" office:value-type="string">
            <text:p text:style-name="P55">Actores</text:p>
          </table:table-cell>
          <table:table-cell table:style-name="Table4.A1" office:value-type="string">
            <text:p text:style-name="P60">Usuario</text:p>
          </table:table-cell>
        </table:table-row>
        <table:table-row table:style-name="Table4.1">
          <table:table-cell table:style-name="Table4.A1" office:value-type="string">
            <text:p text:style-name="P55">Actor Iniciador</text:p>
          </table:table-cell>
          <table:table-cell table:style-name="Table4.A1" office:value-type="string">
            <text:p text:style-name="P60">Usuario</text:p>
          </table:table-cell>
        </table:table-row>
        <table:table-row table:style-name="Table4.1">
          <table:table-cell table:style-name="Table4.A1" office:value-type="string">
            <text:p text:style-name="P55">Pre-condición</text:p>
          </table:table-cell>
          <table:table-cell table:style-name="Table4.A1" office:value-type="string">
            <text:p text:style-name="P68">Ninguno.</text:p>
          </table:table-cell>
        </table:table-row>
        <table:table-row table:style-name="Table4.1">
          <table:table-cell table:style-name="Table4.A1" office:value-type="string">
            <text:p text:style-name="P55">Proceso</text:p>
          </table:table-cell>
          <table:table-cell table:style-name="Table4.A1" office:value-type="string">
            <text:p text:style-name="P3"><text:span text:style-name="T18">1.</text:span><text:span text:style-name="T28"> </text:span><text:span text:style-name="T29">Unirse a una partida aleatoria.</text:span></text:p>
          </table:table-cell>
        </table:table-row>
        <table:table-row table:style-name="Table4.1">
          <table:table-cell table:style-name="Table4.A1" office:value-type="string">
            <text:p text:style-name="P55">Post-condición</text:p>
          </table:table-cell>
          <table:table-cell table:style-name="Table4.A1" office:value-type="string">
            <text:p text:style-name="P60">Ninguno</text:p>
          </table:table-cell>
        </table:table-row>
        <table:table-row table:style-name="Table4.1">
          <table:table-cell table:style-name="Table4.A1" office:value-type="string">
            <text:p text:style-name="P55">Excepción</text:p>
          </table:table-cell>
          <table:table-cell table:style-name="Table4.A1" office:value-type="string">
            <text:p text:style-name="P73"><text:span text:style-name="T24">N</text:span><text:span text:style-name="T20">inguno</text:span></text:p>
          </table:table-cell>
        </table:table-row>
      </table:table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<text:soft-page-break/>CU5 <text:span text:style-name="T38">Aceptar invitación</text:span></text:p>
      <text:p text:style-name="P4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6">Caso de Uso</text:p>
          </table:table-cell>
          <table:table-cell table:style-name="Table5.A1" office:value-type="string">
            <text:p text:style-name="P51"><text:span text:style-name="T18">CU</text:span><text:span text:style-name="T30">5</text:span><text:span text:style-name="T18"> </text:span><text:span text:style-name="T30">Aceptar invitación</text:span><text:span text:style-name="T28">.</text:span></text:p>
          </table:table-cell>
        </table:table-row>
        <table:table-row table:style-name="Table5.1">
          <table:table-cell table:style-name="Table5.A1" office:value-type="string">
            <text:p text:style-name="P56">Propósito</text:p>
          </table:table-cell>
          <table:table-cell table:style-name="Table5.A1" office:value-type="string">
            <text:p text:style-name="P51"><text:span text:style-name="T25">Iniciar una partida con </text:span><text:span text:style-name="T30">el usuario retador</text:span><text:span text:style-name="T25">.</text:span></text:p>
          </table:table-cell>
        </table:table-row>
        <table:table-row table:style-name="Table5.1">
          <table:table-cell table:style-name="Table5.A1" office:value-type="string">
            <text:p text:style-name="P56">Resumen</text:p>
          </table:table-cell>
          <table:table-cell table:style-name="Table5.A1" office:value-type="string">
            <text:p text:style-name="P76">De la bandeja de entrada se puede elegir una invitación la cual el usuario podrá aceptarla.</text:p>
          </table:table-cell>
        </table:table-row>
        <table:table-row table:style-name="Table5.1">
          <table:table-cell table:style-name="Table5.A1" office:value-type="string">
            <text:p text:style-name="P56">Actores</text:p>
          </table:table-cell>
          <table:table-cell table:style-name="Table5.A1" office:value-type="string">
            <text:p text:style-name="P61">Usuario</text:p>
          </table:table-cell>
        </table:table-row>
        <table:table-row table:style-name="Table5.1">
          <table:table-cell table:style-name="Table5.A1" office:value-type="string">
            <text:p text:style-name="P56">Actor Iniciador</text:p>
          </table:table-cell>
          <table:table-cell table:style-name="Table5.A1" office:value-type="string">
            <text:p text:style-name="P61">Usuario</text:p>
          </table:table-cell>
        </table:table-row>
        <table:table-row table:style-name="Table5.1">
          <table:table-cell table:style-name="Table5.A1" office:value-type="string">
            <text:p text:style-name="P56">Pre-condición</text:p>
          </table:table-cell>
          <table:table-cell table:style-name="Table5.A1" office:value-type="string">
            <text:p text:style-name="P72">El usuario debe tener al menos una invitación pendiente.</text:p>
          </table:table-cell>
        </table:table-row>
        <table:table-row table:style-name="Table5.1">
          <table:table-cell table:style-name="Table5.A1" office:value-type="string">
            <text:p text:style-name="P56">Proceso</text:p>
          </table:table-cell>
          <table:table-cell table:style-name="Table5.A1" office:value-type="string">
            <text:p text:style-name="P4"><text:span text:style-name="T18">1.</text:span><text:span text:style-name="T28"> </text:span><text:span text:style-name="T31">Ver la bandeja de entrada donde se muestran las invitaciones.</text:span></text:p>
            <text:p text:style-name="P75">2. Seleccionar una invitación.</text:p>
            <text:p text:style-name="P75">3. Aceptar la invitación.</text:p>
          </table:table-cell>
        </table:table-row>
        <table:table-row table:style-name="Table5.1">
          <table:table-cell table:style-name="Table5.A1" office:value-type="string">
            <text:p text:style-name="P56">Post-condición</text:p>
          </table:table-cell>
          <table:table-cell table:style-name="Table5.A1" office:value-type="string">
            <text:p text:style-name="P61">Ninguno</text:p>
          </table:table-cell>
        </table:table-row>
        <table:table-row table:style-name="Table5.1">
          <table:table-cell table:style-name="Table5.A1" office:value-type="string">
            <text:p text:style-name="P56">Excepción</text:p>
          </table:table-cell>
          <table:table-cell table:style-name="Table5.A1" office:value-type="string">
            <text:p text:style-name="P74"><text:span text:style-name="T24">3. </text:span><text:span text:style-name="T20">La partida no existe.</text:span></text:p>
          </table:table-cell>
        </table:table-row>
      </table:table>
      <text:p text:style-name="P40"/>
      <text:p text:style-name="P39"/>
      <text:p text:style-name="P39"/>
      <text:p text:style-name="P41"><text:span text:style-name="T8">CU6 </text:span><text:span text:style-name="T9">Volver a iniciar una partida terminada.</text:span></text:p>
      <text:p text:style-name="P4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7">Caso de Uso</text:p>
          </table:table-cell>
          <table:table-cell table:style-name="Table6.A1" office:value-type="string">
            <text:p text:style-name="P52"><text:span text:style-name="T18">CU</text:span><text:span text:style-name="T31">6</text:span><text:span text:style-name="T18"> </text:span><text:span text:style-name="T31">Volver a iniciar una partida terminada</text:span><text:span text:style-name="T28">.</text:span></text:p>
          </table:table-cell>
        </table:table-row>
        <table:table-row table:style-name="Table6.1">
          <table:table-cell table:style-name="Table6.A1" office:value-type="string">
            <text:p text:style-name="P57">Propósito</text:p>
          </table:table-cell>
          <table:table-cell table:style-name="Table6.A1" office:value-type="string">
            <text:p text:style-name="P52"><text:span text:style-name="T25">Iniciar una partida </text:span><text:span text:style-name="T31">con el mismo oponente de una partida terminada</text:span><text:span text:style-name="T25">.</text:span></text:p>
          </table:table-cell>
        </table:table-row>
        <table:table-row table:style-name="Table6.1">
          <table:table-cell table:style-name="Table6.A1" office:value-type="string">
            <text:p text:style-name="P57">Resumen</text:p>
          </table:table-cell>
          <table:table-cell table:style-name="Table6.A1" office:value-type="string">
            <text:p text:style-name="P48"><text:span text:style-name="T31">Al finalizar una partida se podrá seleccionar la opción de volver a jugar contra el mismo oponente</text:span><text:span text:style-name="T30">.</text:span></text:p>
          </table:table-cell>
        </table:table-row>
        <table:table-row table:style-name="Table6.1">
          <table:table-cell table:style-name="Table6.A1" office:value-type="string">
            <text:p text:style-name="P57">Actores</text:p>
          </table:table-cell>
          <table:table-cell table:style-name="Table6.A1" office:value-type="string">
            <text:p text:style-name="P62">Usuario</text:p>
          </table:table-cell>
        </table:table-row>
        <table:table-row table:style-name="Table6.1">
          <table:table-cell table:style-name="Table6.A1" office:value-type="string">
            <text:p text:style-name="P57">Actor Iniciador</text:p>
          </table:table-cell>
          <table:table-cell table:style-name="Table6.A1" office:value-type="string">
            <text:p text:style-name="P62">Usuario</text:p>
          </table:table-cell>
        </table:table-row>
        <table:table-row table:style-name="Table6.1">
          <table:table-cell table:style-name="Table6.A1" office:value-type="string">
            <text:p text:style-name="P57">Pre-condición</text:p>
          </table:table-cell>
          <table:table-cell table:style-name="Table6.A1" office:value-type="string">
            <text:p text:style-name="P52"><text:span text:style-name="T31">La partida no debe finalizar por abandono del oponente</text:span><text:span text:style-name="T30">.</text:span></text:p>
          </table:table-cell>
        </table:table-row>
        <table:table-row table:style-name="Table6.1">
          <table:table-cell table:style-name="Table6.A1" office:value-type="string">
            <text:p text:style-name="P57">Proceso</text:p>
          </table:table-cell>
          <table:table-cell table:style-name="Table6.A1" office:value-type="string">
            <text:p text:style-name="P5"><text:span text:style-name="T18">1.</text:span><text:span text:style-name="T28"> </text:span><text:span text:style-name="T31">Seleccionar la opción de volver a jugar.</text:span></text:p>
          </table:table-cell>
        </table:table-row>
        <table:table-row table:style-name="Table6.1">
          <table:table-cell table:style-name="Table6.A1" office:value-type="string">
            <text:p text:style-name="P57">Post-condición</text:p>
          </table:table-cell>
          <table:table-cell table:style-name="Table6.A1" office:value-type="string">
            <text:p text:style-name="P62">Ninguno</text:p>
          </table:table-cell>
        </table:table-row>
        <table:table-row table:style-name="Table6.1">
          <table:table-cell table:style-name="Table6.A1" office:value-type="string">
            <text:p text:style-name="P57">Excepción</text:p>
          </table:table-cell>
          <table:table-cell table:style-name="Table6.A1" office:value-type="string">
            <text:p text:style-name="P77">1. El oponente no selecciona la opción de volver a jugar.</text:p>
          </table:table-cell>
        </table:table-row>
      </table:table>
      <text:p text:style-name="P42"/>
      <text:p text:style-name="P78"/>
      <text:p text:style-name="P79"/>
      <text:p text:style-name="P43"><text:span text:style-name="T9">C</text:span><text:span text:style-name="T4">U7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6T14:48:04.007000000</meta:creation-date>
    <dc:date>2020-06-02T12:56:16.741000000</dc:date>
    <meta:editing-duration>PT32M54S</meta:editing-duration>
    <meta:editing-cycles>10</meta:editing-cycles>
    <meta:generator>LibreOffice/6.4.4.2$Windows_X86_64 LibreOffice_project/3d775be2011f3886db32dfd395a6a6d1ca2630ff</meta:generator>
    <meta:document-statistic meta:table-count="6" meta:image-count="0" meta:object-count="0" meta:page-count="4" meta:paragraph-count="146" meta:word-count="752" meta:character-count="4715" meta:non-whitespace-character-count="4107"/>
  </office:meta>
</office:document-meta>
</file>